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nr</text:p>
          </table:table-cell>
          <table:table-cell office:value-type="string">
            <text:p>to do</text:p>
          </table:table-cell>
          <table:table-cell office:value-type="string">
            <text:p>is do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yrownanie do textarea pierwszej czesci formularza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jestracja userow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alidacja gminy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odziny otwarcia do wywalenia ( tutaj jakieś inne dane ? )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pytania</text:p>
          </table:table-cell>
          <table:table-cell table:number-columns-repeated="2"/>
        </table:table-row>
        <table:table-row table:style-name="ro2">
          <table:table-cell office:value-type="string">
            <text:p>czy dodajemy jeszcze jakieś dane z ceidg do formatki ? </text:p>
          </table:table-cell>
          <table:table-cell table:number-columns-repeated="2"/>
        </table:table-row>
        <table:table-row table:style-name="ro2">
          <table:table-cell office:value-type="string">
            <text:p>czy niezalogowany user ma widziec dane z ceidg button zobacz wpis w ceidg (albo cos takiego)</text:p>
          </table:table-cell>
          <table:table-cell table:number-columns-repeated="2"/>
        </table:table-row>
        <table:table-row table:style-name="ro3">
          <table:table-cell office:value-type="string">
            <text:p>co z walidacja usera <text:s/>? zmiana formularza ? Nip powienien być obowiazkowy, rodzaje kont ? Basic i Business ? 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5">05.09.2021</text:date>, <text:time>21:57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1T23:51:02.18</meta:creation-date>
    <dc:date>2021-09-05T21:57:18.47</dc:date>
    <meta:editing-duration>PT10M20S</meta:editing-duration>
    <meta:editing-cycles>2</meta:editing-cycles>
    <meta:generator>OpenOffice/4.1.10$Win32 OpenOffice.org_project/4110m2$Build-9807</meta:generator>
    <meta:document-statistic meta:table-count="3" meta:cell-count="15" meta:object-count="0"/>
  </office:meta>
</office:document-meta>
</file>